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36pt"/>
    </style:style>
    <style:style style:name="P4" style:family="paragraph">
      <loext:graphic-properties draw:fill="none" draw:fill-color="#ffffff"/>
      <style:text-properties fo:font-size="36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solid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微软雅黑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-13.366cm" svg:y="-6.493cm">
          <text:p text:style-name="P1">A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-13.493cm" svg:y="-0.778cm">
          <text:p text:style-name="P1">FG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-7.27cm" svg:y="-3.31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9.556cm" svg:y1="-4.59cm" svg:x2="-6.762cm" svg:y2="-2.685cm">
          <text:p/>
        </draw:line>
        <draw:line draw:style-name="gr2" draw:text-style-name="P2" draw:layer="layout" svg:x1="-6.635cm" svg:y1="-0.143cm" svg:x2="-9.683cm" svg:y2="1.127cm">
          <text:p/>
        </draw:line>
        <draw:custom-shape draw:style-name="gr1" draw:text-style-name="P1" draw:layer="layout" svg:width="3.81cm" svg:height="3.81cm" svg:x="0.985cm" svg:y="-6.366cm">
          <text:p text:style-name="P1">A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0.858cm" svg:y="-0.651cm">
          <text:p text:style-name="P1">FG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7.081cm" svg:y="-3.19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89cm" svg:y1="-2.557cm" svg:x2="4.795cm" svg:y2="-4.462cm">
          <text:p/>
        </draw:line>
        <draw:line draw:style-name="gr2" draw:text-style-name="P2" draw:layer="layout" svg:x1="7.716cm" svg:y1="-0.016cm" svg:x2="4.668cm" svg:y2="1.254cm">
          <text:p/>
        </draw:line>
        <draw:custom-shape draw:style-name="gr1" draw:text-style-name="P1" draw:layer="layout" svg:width="3.81cm" svg:height="3.81cm" svg:x="13.7cm" svg:y="-6.62cm">
          <text:p text:style-name="P1">A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13.573cm" svg:y="-0.905cm">
          <text:p text:style-name="P1">FG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19.796cm" svg:y="-3.44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51cm" svg:y1="-4.715cm" svg:x2="20.304cm" svg:y2="-2.81cm">
          <text:p/>
        </draw:line>
        <draw:line draw:style-name="gr2" draw:text-style-name="P2" draw:layer="layout" svg:x1="17.383cm" svg:y1="1cm" svg:x2="20.431cm" svg:y2="-0.27cm">
          <text:p/>
        </draw:line>
        <draw:frame draw:style-name="gr3" draw:text-style-name="P4" draw:layer="layout" svg:width="5.826cm" svg:height="13.049cm" svg:x="-21.59cm" svg:y="11.827cm">
          <draw:text-box>
            <text:p text:style-name="P3">Hopeful Order of <text:s/>DFS to identify the <text:s/>SCCs</text:p>
          </draw:text-box>
        </draw:frame>
        <draw:custom-shape draw:style-name="gr1" draw:text-style-name="P5" draw:layer="layout" svg:width="3.81cm" svg:height="3.81cm" svg:x="-13.732cm" svg:y="6.461cm">
          <text:p text:style-name="P1"><text:span text:style-name="T1">ABCD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-13.859cm" svg:y="12.176cm">
          <text:p text:style-name="P1"><text:span text:style-name="T1">FGH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-7.636cm" svg:y="9.636cm">
          <text:p text:style-name="P1"><text:span text:style-name="T1">E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-9.922cm" svg:y1="8.364cm" svg:x2="-7.128cm" svg:y2="10.269cm">
          <text:p text:style-name="P1"><text:span text:style-name="T1"/></text:p>
        </draw:line>
        <draw:line draw:style-name="gr4" draw:text-style-name="P6" draw:layer="layout" svg:x1="-7.001cm" svg:y1="12.811cm" svg:x2="-10.049cm" svg:y2="14.081cm">
          <text:p text:style-name="P1"><text:span text:style-name="T1"/></text:p>
        </draw:line>
        <draw:custom-shape draw:style-name="gr1" draw:text-style-name="P5" draw:layer="layout" svg:width="3.81cm" svg:height="3.81cm" svg:x="0.746cm" svg:y="6.588cm">
          <text:p text:style-name="P1"><text:span text:style-name="T1">ABCD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0.619cm" svg:y="12.303cm">
          <text:p text:style-name="P1"><text:span text:style-name="T1">FGH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6.842cm" svg:y="9.763cm">
          <text:p text:style-name="P1"><text:span text:style-name="T1">E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7.35cm" svg:y1="10.397cm" svg:x2="4.556cm" svg:y2="8.492cm">
          <text:p text:style-name="P1"><text:span text:style-name="T1"/></text:p>
        </draw:line>
        <draw:line draw:style-name="gr4" draw:text-style-name="P6" draw:layer="layout" svg:x1="7.477cm" svg:y1="12.938cm" svg:x2="4.429cm" svg:y2="14.208cm">
          <text:p text:style-name="P1"><text:span text:style-name="T1"/></text:p>
        </draw:line>
        <draw:custom-shape draw:style-name="gr1" draw:text-style-name="P5" draw:layer="layout" svg:width="3.81cm" svg:height="3.81cm" svg:x="14.208cm" svg:y="5.953cm">
          <text:p text:style-name="P1"><text:span text:style-name="T1">ABCD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14.081cm" svg:y="11.668cm">
          <text:p text:style-name="P1"><text:span text:style-name="T1">FGH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20.304cm" svg:y="9.128cm">
          <text:p text:style-name="P1"><text:span text:style-name="T1">E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8.018cm" svg:y1="7.858cm" svg:x2="20.812cm" svg:y2="9.763cm">
          <text:p text:style-name="P1"><text:span text:style-name="T1"/></text:p>
        </draw:line>
        <draw:line draw:style-name="gr4" draw:text-style-name="P6" draw:layer="layout" svg:x1="17.891cm" svg:y1="13.573cm" svg:x2="20.939cm" svg:y2="12.303cm">
          <text:p text:style-name="P1"><text:span text:style-name="T1"/></text:p>
        </draw:line>
        <draw:frame draw:style-name="gr5" draw:text-style-name="P7" draw:layer="layout" svg:width="20.701cm" svg:height="5.459cm" svg:x="3.032cm" svg:y="-10.303cm">
          <draw:text-box>
            <text:p><text:span text:style-name="T1">Original order [ A B C D E F G ]</text:span></text:p>
          </draw:text-box>
        </draw:frame>
        <draw:custom-shape draw:style-name="gr1" draw:text-style-name="P5" draw:layer="layout" svg:width="3.81cm" svg:height="3.81cm" svg:x="-13.732cm" svg:y="19.161cm">
          <text:p text:style-name="P1"><text:span text:style-name="T1">ABCD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-13.859cm" svg:y="24.876cm">
          <text:p text:style-name="P1"><text:span text:style-name="T1">FGH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-7.636cm" svg:y="22.336cm">
          <text:p text:style-name="P1"><text:span text:style-name="T1">E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-7.128cm" svg:y1="22.968cm" svg:x2="-9.922cm" svg:y2="21.063cm">
          <text:p/>
        </draw:line>
        <draw:line draw:style-name="gr4" draw:text-style-name="P6" draw:layer="layout" svg:x1="-10.049cm" svg:y1="26.781cm" svg:x2="-7.001cm" svg:y2="25.511cm">
          <text:p/>
        </draw:line>
        <draw:custom-shape draw:style-name="gr1" draw:text-style-name="P5" draw:layer="layout" svg:width="3.81cm" svg:height="3.81cm" svg:x="0.619cm" svg:y="19.796cm">
          <text:p text:style-name="P1"><text:span text:style-name="T1">ABCD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0.492cm" svg:y="25.511cm">
          <text:p text:style-name="P1"><text:span text:style-name="T1">FGH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6.715cm" svg:y="22.971cm">
          <text:p text:style-name="P1"><text:span text:style-name="T1">E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429cm" svg:y1="21.701cm" svg:x2="7.223cm" svg:y2="23.606cm">
          <text:p/>
        </draw:line>
        <draw:line draw:style-name="gr4" draw:text-style-name="P6" draw:layer="layout" svg:x1="4.302cm" svg:y1="27.416cm" svg:x2="7.35cm" svg:y2="26.146cm">
          <text:p/>
        </draw:line>
        <draw:custom-shape draw:style-name="gr1" draw:text-style-name="P5" draw:layer="layout" svg:width="3.81cm" svg:height="3.81cm" svg:x="14.462cm" svg:y="19.542cm">
          <text:p text:style-name="P1"><text:span text:style-name="T1">ABCD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14.335cm" svg:y="25.257cm">
          <text:p text:style-name="P1"><text:span text:style-name="T1">FGH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20.558cm" svg:y="22.717cm">
          <text:p text:style-name="P1"><text:span text:style-name="T1">E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1.066cm" svg:y1="23.351cm" svg:x2="18.272cm" svg:y2="21.446cm">
          <text:p/>
        </draw:line>
        <draw:line draw:style-name="gr4" draw:text-style-name="P6" draw:layer="layout" svg:x1="21.193cm" svg:y1="25.892cm" svg:x2="18.145cm" svg:y2="27.162cm">
          <text:p/>
        </draw:line>
        <draw:frame draw:style-name="gr6" draw:text-style-name="P4" draw:layer="layout" svg:width="5.826cm" svg:height="7.239cm" svg:x="-21.59cm" svg:y="33.893cm">
          <draw:text-box>
            <text:p text:style-name="P3">Order after topological sorting</text:p>
          </draw:text-box>
        </draw:frame>
        <draw:custom-shape draw:style-name="gr1" draw:text-style-name="P5" draw:layer="layout" svg:width="3.81cm" svg:height="3.81cm" svg:x="-13.859cm" svg:y="32.384cm">
          <text:p text:style-name="P1"><text:span text:style-name="T1">ABCD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-13.986cm" svg:y="38.099cm">
          <text:p text:style-name="P1"><text:span text:style-name="T1">FGH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-7.763cm" svg:y="35.559cm">
          <text:p text:style-name="P1"><text:span text:style-name="T1">E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-10.049cm" svg:y1="34.285cm" svg:x2="-7.255cm" svg:y2="36.19cm">
          <text:p/>
        </draw:line>
        <draw:line draw:style-name="gr4" draw:text-style-name="P6" draw:layer="layout" svg:x1="-7.128cm" svg:y1="38.734cm" svg:x2="-10.176cm" svg:y2="40.004cm">
          <text:p/>
        </draw:line>
        <draw:custom-shape draw:style-name="gr1" draw:text-style-name="P5" draw:layer="layout" svg:width="3.81cm" svg:height="3.81cm" svg:x="0.365cm" svg:y="32.257cm">
          <text:p text:style-name="P1"><text:span text:style-name="T1">ABCD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0.238cm" svg:y="37.972cm">
          <text:p text:style-name="P1"><text:span text:style-name="T1">FGH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6.461cm" svg:y="35.432cm">
          <text:p text:style-name="P1"><text:span text:style-name="T1">E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6.969cm" svg:y1="36.066cm" svg:x2="4.175cm" svg:y2="34.161cm">
          <text:p/>
        </draw:line>
        <draw:line draw:style-name="gr4" draw:text-style-name="P6" draw:layer="layout" svg:x1="7.096cm" svg:y1="38.607cm" svg:x2="4.048cm" svg:y2="39.877cm">
          <text:p/>
        </draw:line>
        <draw:custom-shape draw:style-name="gr1" draw:text-style-name="P5" draw:layer="layout" svg:width="3.81cm" svg:height="3.81cm" svg:x="14.335cm" svg:y="31.876cm">
          <text:p text:style-name="P1"><text:span text:style-name="T1">ABCD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14.208cm" svg:y="37.591cm">
          <text:p text:style-name="P1"><text:span text:style-name="T2">FGH</text:span><text:span text:style-name="T2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20.431cm" svg:y="35.051cm">
          <text:p text:style-name="P1"><text:span text:style-name="T1">E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8.145cm" svg:y1="33.779cm" svg:x2="20.939cm" svg:y2="35.684cm">
          <text:p/>
        </draw:line>
        <draw:line draw:style-name="gr4" draw:text-style-name="P6" draw:layer="layout" svg:x1="18.018cm" svg:y1="39.496cm" svg:x2="21.066cm" svg:y2="38.226cm">
          <text:p/>
        </draw:line>
        <draw:custom-shape draw:style-name="gr1" draw:text-style-name="P1" draw:layer="layout" svg:width="3.81cm" svg:height="3.81cm" svg:x="28.94cm" svg:y="-7.143cm">
          <text:p text:style-name="P1">A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28.813cm" svg:y="-1.428cm">
          <text:p text:style-name="P1">FG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35.036cm" svg:y="-3.96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5.544cm" svg:y1="-3.336cm" svg:x2="32.75cm" svg:y2="-5.241cm">
          <text:p/>
        </draw:line>
        <draw:line draw:style-name="gr2" draw:text-style-name="P2" draw:layer="layout" svg:x1="32.623cm" svg:y1="0.477cm" svg:x2="35.671cm" svg:y2="-0.793cm">
          <text:p/>
        </draw:line>
        <draw:custom-shape draw:style-name="gr1" draw:text-style-name="P5" draw:layer="layout" svg:width="3.81cm" svg:height="3.81cm" svg:x="28.574cm" svg:y="5.811cm">
          <text:p text:style-name="P1"><text:span text:style-name="T1">ABCD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28.447cm" svg:y="11.526cm">
          <text:p text:style-name="P1"><text:span text:style-name="T1">FGH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34.67cm" svg:y="8.986cm">
          <text:p text:style-name="P1"><text:span text:style-name="T1">E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5.178cm" svg:y1="9.618cm" svg:x2="32.384cm" svg:y2="7.713cm">
          <text:p/>
        </draw:line>
        <draw:line draw:style-name="gr4" draw:text-style-name="P6" draw:layer="layout" svg:x1="32.257cm" svg:y1="13.431cm" svg:x2="35.305cm" svg:y2="12.161cm">
          <text:p/>
        </draw:line>
        <draw:custom-shape draw:style-name="gr1" draw:text-style-name="P5" draw:layer="layout" svg:width="3.81cm" svg:height="3.81cm" svg:x="28.574cm" svg:y="18.511cm">
          <text:p text:style-name="P1"><text:span text:style-name="T1">ABCD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28.447cm" svg:y="24.226cm">
          <text:p text:style-name="P1"><text:span text:style-name="T1">FGH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34.67cm" svg:y="21.686cm">
          <text:p text:style-name="P1"><text:span text:style-name="T1">E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2.384cm" svg:y1="20.412cm" svg:x2="35.178cm" svg:y2="22.317cm">
          <text:p/>
        </draw:line>
        <draw:line draw:style-name="gr4" draw:text-style-name="P6" draw:layer="layout" svg:x1="35.305cm" svg:y1="24.861cm" svg:x2="32.257cm" svg:y2="26.131cm">
          <text:p/>
        </draw:line>
        <draw:custom-shape draw:style-name="gr1" draw:text-style-name="P5" draw:layer="layout" svg:width="3.81cm" svg:height="3.81cm" svg:x="28.447cm" svg:y="31.734cm">
          <text:p text:style-name="P1"><text:span text:style-name="T1">ABCD</text:span><text:span text:style-name="T1"><text:line-break/></text:span><text:span text:style-name="T1">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28.32cm" svg:y="37.449cm">
          <text:p text:style-name="P1"><text:span text:style-name="T1">FGH</text:span><text:span text:style-name="T1"><text:line-break/></text:span><text:span text:style-name="T1">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81cm" svg:height="3.81cm" svg:x="34.543cm" svg:y="34.909cm">
          <text:p text:style-name="P1"><text:span text:style-name="T1">E</text:span><text:span text:style-name="T1"><text:line-break/></text:span><text:span text:style-name="T1">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5.051cm" svg:y1="35.539cm" svg:x2="32.257cm" svg:y2="33.634cm">
          <text:p/>
        </draw:line>
        <draw:line draw:style-name="gr4" draw:text-style-name="P6" draw:layer="layout" svg:x1="32.13cm" svg:y1="39.354cm" svg:x2="35.178cm" svg:y2="38.0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6:55:25.036000000</meta:creation-date>
    <dc:date>2020-01-21T17:29:05.020000000</dc:date>
    <meta:editing-duration>PT2M58S</meta:editing-duration>
    <meta:editing-cycles>1</meta:editing-cycles>
    <meta:document-statistic meta:object-count="83"/>
    <meta:generator>LibreOffice/6.2.0.3$Windows_X86_64 LibreOffice_project/98c6a8a1c6c7b144ce3cc729e34964b47ce25d62</meta:generator>
  </office:meta>
</office:document-meta>
</file>